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fbf" style:font-name="Courier New" fo:font-size="10pt" style:text-underline-style="none" style:font-name-asian="Courier New" style:font-size-asian="10pt" style:font-name-complex="Courier New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fbf" style:font-name="Courier New" fo:font-size="10pt" style:text-underline-style="solid" style:text-underline-width="auto" style:text-underline-color="font-color" style:font-name-asian="Courier New" style:font-size-asian="10pt" style:font-name-complex="Courier New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text-underline-style="none" style:font-name-asian="Courier New" style:font-size-asian="10pt" style:font-name-complex="Courier New" style:font-size-complex="10pt"/>
    </style:style>
    <style:style style:name="T1" style:family="text">
      <style:text-properties fo:color="#000000"/>
    </style:style>
    <style:style style:name="T2" style:family="text">
      <style:text-properties fo:color="#0000c0"/>
    </style:style>
    <style:style style:name="T3" style:family="text">
      <style:text-properties fo:color="#7f0055" fo:font-weight="bold" style:font-weight-asian="bold" style:font-weight-complex="bold"/>
    </style:style>
    <style:style style:name="T4" style:family="text">
      <style:text-properties fo:color="#3f7f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3">Herança</text:p>
      <text:p text:style-name="P1">// considera-se que “a” é var com modificador default, e “b” protected</text:p>
      <text:p text:style-name="P2"><text:span text:style-name="T1">Heranca </text:span><text:span text:style-name="T2">h</text:span><text:span text:style-name="T1"> = </text:span><text:span text:style-name="T3">new</text:span><text:span text:style-name="T1"> Heranca();</text:span></text:p>
      <text:p text:style-name="P4"><text:span text:style-name="T1"><text:tab/></text:span><text:span text:style-name="T3">void</text:span><text:span text:style-name="T1"> teste(){</text:span></text:p>
      <text:p text:style-name="P4"><text:span text:style-name="T1"><text:tab/><text:tab/></text:span><text:span text:style-name="T2">h</text:span><text:span text:style-name="T1">.</text:span><text:span text:style-name="T2">a</text:span><text:span text:style-name="T1"> = 3;</text:span></text:p>
      <text:p text:style-name="P4"><text:span text:style-name="T1"><text:tab/><text:tab/></text:span><text:span text:style-name="T4">// acesso do mesmo pacote (se fosse fora do pacote, daria erro de compilação)</text:span></text:p>
      <text:p text:style-name="P4"><text:span text:style-name="T1"><text:tab/><text:tab/></text:span><text:span text:style-name="T2">h</text:span><text:span text:style-name="T1">.</text:span><text:span text:style-name="T2">b</text:span><text:span text:style-name="T1"> = 4;</text:span></text:p>
      <text:p text:style-name="P4"><text:span text:style-name="T1"><text:tab/><text:tab/></text:span><text:span text:style-name="T4">// acesso via heranca</text:span></text:p>
      <text:p text:style-name="P4"><text:span text:style-name="T1"><text:tab/><text:tab/></text:span><text:span text:style-name="T2">b</text:span><text:span text:style-name="T1"> = 5;</text:span></text:p>
      <text:p text:style-name="P1"><text:tab/>}</text:p>
      <text:p text:style-name="P1"/>
      <text:p text:style-name="P1"/>
      <text:p text:style-name="P1"/>
      <text:p text:style-name="P1">Comparação de Strings</text:p>
      <text:p text:style-name="P1">(1) O importante a notar é que strings de mesmo valor, vão sendo alocadas</text:p>
      <text:p text:style-name="P1">no mesmo objeto.</text:p>
      <text:p text:style-name="P1">Ou seja, dado uma string declarada com valor "teste", novas strings </text:p>
      <text:p text:style-name="P1">com esse valor, serão o mesmo objeto, e terão == retornando iguais</text:p>
      <text:p text:style-name="P1"/>
      <text:p text:style-name="P1">(2) Se for dado um "new String", o retorno de == será diferente</text:p>
      <text:p text:style-name="P1">pois será alocado um novo espaço de memória, mesmo sendo o mesmo valo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1-31T22:45:59.62</meta:creation-date>
    <meta:document-statistic meta:table-count="0" meta:image-count="0" meta:object-count="0" meta:page-count="1" meta:paragraph-count="17" meta:word-count="119" meta:character-count="626"/>
    <dc:date>2013-01-31T22:46:06.35</dc:date>
    <meta:editing-duration>PT00H00M06S</meta:editing-duration>
    <meta:editing-cycles>1</meta:editing-cycles>
    <meta:generator>OpenOffice.org/3.2$Win32 OpenOffice.org_project/320m18$Build-9502</meta:generator>
  </office:meta>
</office:document-meta>
</file>